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/>
    </style:style>
    <style:style style:name="T3" style:parent-style-name="Policepardéfaut" style:family="text">
      <style:text-properties fo:font-weight="bold" style:font-weight-asian="bold"/>
    </style:style>
    <style:style style:name="TableColumn5" style:family="table-column">
      <style:table-column-properties style:column-width="1.2583in"/>
    </style:style>
    <style:style style:name="TableColumn6" style:family="table-column">
      <style:table-column-properties style:column-width="1.2583in"/>
    </style:style>
    <style:style style:name="TableColumn7" style:family="table-column">
      <style:table-column-properties style:column-width="1.2583in"/>
    </style:style>
    <style:style style:name="TableColumn8" style:family="table-column">
      <style:table-column-properties style:column-width="1.259in"/>
    </style:style>
    <style:style style:name="TableColumn9" style:family="table-column">
      <style:table-column-properties style:column-width="1.259in"/>
    </style:style>
    <style:style style:name="Table4" style:family="table">
      <style:table-properties style:width="6.2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-top="0.0069in solid #C5E0B3" fo:border-left="0.0069in solid #C5E0B3" fo:border-bottom="0.0208in solid #A8D08D" fo:border-right="0.0069in solid #C5E0B3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21" style:parent-style-name="Policepardéfaut" style:family="text">
      <style:text-properties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P23" style:parent-style-name="Normal" style:family="paragraph">
      <style:paragraph-properties fo:text-align="start"/>
    </style:style>
    <style:style style:name="T24" style:parent-style-name="Policepardéfaut" style:family="text">
      <style:text-properties fo:font-weight="bold" style:font-weight-asian="bold" style:language-asian="fr" style:country-asian="FR"/>
    </style:style>
    <style:style style:name="T25" style:parent-style-name="Policepardéfaut" style:family="text">
      <style:text-properties fo:font-weight="bold" style:font-weight-asian="bold"/>
    </style:style>
    <style:style style:name="T26" style:parent-style-name="Policepardéfaut" style:family="text">
      <style:text-properties style:language-asian="fr" style:country-asian="FR"/>
    </style:style>
    <style:style style:name="T27" style:parent-style-name="Policepardéfaut" style:family="text">
      <style:text-properties fo:font-weight="bold" style:font-weight-asian="bold" style:language-asian="fr" style:country-asian="FR"/>
    </style:style>
    <style:style style:name="T28" style:parent-style-name="Policepardéfaut" style:family="text">
      <style:text-properties fo:font-weight="bold" style:font-weight-asian="bold"/>
    </style:style>
    <style:style style:name="TableColumn30" style:family="table-column">
      <style:table-column-properties style:column-width="1.2583in"/>
    </style:style>
    <style:style style:name="TableColumn31" style:family="table-column">
      <style:table-column-properties style:column-width="1.2583in"/>
    </style:style>
    <style:style style:name="TableColumn32" style:family="table-column">
      <style:table-column-properties style:column-width="1.2583in"/>
    </style:style>
    <style:style style:name="TableColumn33" style:family="table-column">
      <style:table-column-properties style:column-width="1.259in"/>
    </style:style>
    <style:style style:name="TableColumn34" style:family="table-column">
      <style:table-column-properties style:column-width="1.259in"/>
    </style:style>
    <style:style style:name="Table29" style:family="table">
      <style:table-properties style:width="6.293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-top="0.0069in solid #F7CAAC" fo:border-left="0.0069in solid #F7CAAC" fo:border-bottom="0.0208in solid #F4B083" fo:border-right="0.0069in solid #F7CAAC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" style:family="table-cell">
      <style:table-cell-properties fo:border-top="0.0069in solid #F7CAAC" fo:border-left="0.0069in solid #F7CAAC" fo:border-bottom="0.0208in solid #F4B083" fo:border-right="0.0069in solid #F7CAAC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" style:family="table-cell">
      <style:table-cell-properties fo:border-top="0.0069in solid #F7CAAC" fo:border-left="0.0069in solid #F7CAAC" fo:border-bottom="0.0208in solid #F4B083" fo:border-right="0.0069in solid #F7CAAC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" style:family="table-cell">
      <style:table-cell-properties fo:border-top="0.0069in solid #F7CAAC" fo:border-left="0.0069in solid #F7CAAC" fo:border-bottom="0.0208in solid #F4B083" fo:border-right="0.0069in solid #F7CAAC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-top="0.0069in solid #F7CAAC" fo:border-left="0.0069in solid #F7CAAC" fo:border-bottom="0.0208in solid #F4B083" fo:border-right="0.0069in solid #F7CAAC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/>
    </style:style>
    <style:style style:family="graphic" style:name="a6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548235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Fonctionnalités</text:p>
      <text:h text:style-name="Titre1" text:outline-level="1">Lecture des données</text:h>
      <text:p text:style-name="Normal">La lecture du fichier Excel fourni par la Bibliothèque se fera une fois convertie au<text:s/><text:span text:style-name="T2">format CSV</text:span><text:span text:style-name="T3">.</text:span></text:p>
      <text:p text:style-name="Normal">Lors du traitement du fichier.csv entrant dans l’application, il sera transformé en List pour permettre une lecture fluide ligne par ligne des éléments.</text:p>
      <text:p text:style-name="Normal">Afin de procéder à l’affichage des données dans l’ordre désiré, chaque élément de la liste (item) sera stocké dans un tableau.</text:p>
      <text:p text:style-name="Normal">Pour notre lecture correspondant à <text:s/>la « recherche par cote »<text:s/>il nous est préférable d’afficher la colonne des « côtes » en premier pour se repérer.</text:p>
      <text:p text:style-name="Normal"><draw:frame draw:z-index="251681792" draw:id="id0" draw:style-name="a0" draw:name="Zone de texte 2" text:anchor-type="paragraph" svg:x="0in" svg:y="0.2875in" svg:width="1.5625in" svg:height="0.28125in" style:rel-width="scale" style:rel-height="scale"><draw:text-box><text:p text:style-name="Normal">Fichier Original Excel</text:p></draw:text-box><svg:title/><svg:desc/></draw:frame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Salle</text:p>
          </table:table-cell>
          <table:table-cell table:style-name="TableCell13">
            <text:p text:style-name="P14">Etagère</text:p>
          </table:table-cell>
          <table:table-cell table:style-name="TableCell15">
            <text:p text:style-name="P16">Discipline</text:p>
          </table:table-cell>
          <table:table-cell table:style-name="TableCell17">
            <text:p text:style-name="P18">Sous-discipline</text:p>
          </table:table-cell>
          <table:table-cell table:style-name="TableCell19">
            <text:p text:style-name="P20">Cote</text:p>
          </table:table-cell>
        </table:table-row>
      </table:table>
      <text:p text:style-name="Normal"/>
      <text:p text:style-name="Normal"><text:span text:style-name="T21"><draw:custom-shape svg:x="0.63056in" svg:y="0.13056in" svg:width="0.14583in" svg:height="0.66667in" draw:z-index="251687936" draw:id="id1" draw:style-name="a1" draw:name="Flèche vers le bas 18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923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Normal"><text:span text:style-name="T22"><draw:custom-shape svg:x="-0.07778in" svg:y="0.34931in" svg:width="3.98958in" svg:height="0.19792in" draw:z-index="251684864" draw:id="id2" draw:style-name="a2" draw:name="Organigramme : Processus 15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tab/><text:s text:c="8"/><text:s/>Transformation en .csv</text:p>
      <text:p text:style-name="P23"><text:span text:style-name="T24"><draw:custom-shape svg:x="0.62014in" svg:y="0.26944in" svg:width="0.13542in" svg:height="0.38542in" draw:z-index="251689984" draw:id="id3" draw:style-name="a3" draw:name="Flèche vers le bas 19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7805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5">Salle ;Etagere1,Etagere2,EtagereN ;Discipline ;Sous-Discipline ;Cote</text:span></text:p>
      <text:p text:style-name="Normal"><text:span text:style-name="T26"><draw:custom-shape svg:x="-0.08333in" svg:y="0.33333in" svg:width="3.98958in" svg:height="0.19792in" draw:z-index="251686912" draw:id="id4" draw:style-name="a4" draw:name="Organigramme : Processus 16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tab/><text:s text:c="9"/>Transformation automatique des virgules en tiret pour séparer les étagères</text:p>
      <text:p text:style-name="Normal"><text:span text:style-name="T27"><draw:custom-shape svg:x="0.62014in" svg:y="0.19514in" svg:width="0.13542in" svg:height="0.48958in" draw:z-index="251692032" draw:id="id5" draw:style-name="a5" draw:name="Flèche vers le bas 20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61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8">Salle ;Etagere1-Etagere2-EtagereN ;Discipline ;Sous-Discipline ;Cote</text:span></text:p>
      <text:p text:style-name="Normal"><text:tab/><text:s text:c="9"/>Stock dans un tableau pour faciliter la recherche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Cote</text:p>
          </table:table-cell>
          <table:table-cell table:style-name="TableCell38">
            <text:p text:style-name="P39">Salle</text:p>
          </table:table-cell>
          <table:table-cell table:style-name="TableCell40">
            <text:p text:style-name="P41">Discipline</text:p>
          </table:table-cell>
          <table:table-cell table:style-name="TableCell42">
            <text:p text:style-name="P43">Sous-discipline</text:p>
          </table:table-cell>
          <table:table-cell table:style-name="TableCell44">
            <text:p text:style-name="P45">Etagère</text:p>
          </table:table-cell>
        </table:table-row>
      </table:table>
      <text:p text:style-name="Normal"><draw:frame draw:z-index="251683840" draw:id="id6" draw:style-name="a6" draw:name="Zone de texte 2" text:anchor-type="paragraph" svg:x="0in" svg:y="0.01389in" svg:width="1.35417in" svg:height="0.28125in" style:rel-width="scale" style:rel-height="scale"><draw:text-box><text:p text:style-name="Normal">Liste affichée</text:p></draw:text-box><svg:title/><svg:desc/></draw:frame></text:p>
      <text:p text:style-name="Normal"/>
      <text:p text:style-name="Normal"/>
      <text:h text:style-name="Titre1" text:outline-level="1">Rechercher une cote - SearchView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text-align="start" fo:margin-bottom="0in"/>
      <style:text-properties fo:font-variant="small-caps" fo:letter-spacing="0.0034in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text-align="start" fo:margin-bottom="0in"/>
      <style:text-properties fo:font-style="italic" style:font-style-asian="italic" style:font-style-complex="italic" fo:font-variant="small-caps" fo:letter-spacing="0.0069in" fo:font-size="11pt" style:font-size-asian="11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text-align="start" fo:margin-bottom="0in"/>
      <style:text-properties fo:font-variant="small-caps" fo:color="#538135" fo:letter-spacing="0.0069in" fo:font-size="11pt" style:font-size-asian="11pt" style:font-size-complex="11pt" fo:hyphenate="false"/>
    </style:style>
    <style:style style:name="Titre6" style:display-name="Titre 6" style:family="paragraph" style:parent-style-name="Normal" style:next-style-name="Normal" style:default-outline-level="6">
      <style:paragraph-properties fo:text-align="start" fo:margin-bottom="0in"/>
      <style:text-properties fo:font-variant="small-caps" fo:color="#70AD47" fo:letter-spacing="0.0034in" fo:font-size="11pt" style:font-size-asian="11pt" style:font-size-complex="11pt" fo:hyphenate="false"/>
    </style:style>
    <style:style style:name="Titre7" style:display-name="Titre 7" style:family="paragraph" style:parent-style-name="Normal" style:next-style-name="Normal" style:default-outline-level="7">
      <style:paragraph-properties fo:text-align="start" fo:margin-bottom="0in"/>
      <style:text-properties fo:font-weight="bold" style:font-weight-asian="bold" style:font-weight-complex="bold" fo:font-variant="small-caps" fo:color="#70AD47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538135" fo:hyphenate="false"/>
    </style:style>
    <style:style style:name="Titre9" style:display-name="Titre 9" style:family="paragraph" style:parent-style-name="Normal" style:next-style-name="Normal" style:default-outline-level="9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385623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text-align="end" fo:margin-bottom="0.0833in" fo:line-height="100%"/>
      <style:text-properties fo:font-variant="small-caps" fo:color="#262626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fo:font-variant="small-caps" fo:color="#262626" fo:font-size="26pt" style:font-size-asian="26pt" style:font-size-complex="26pt"/>
    </style:style>
    <style:style style:name="Titre1Car" style:display-name="Titre 1 Car" style:family="text" style:parent-style-name="Policepardéfaut">
      <style:text-properties fo:font-variant="small-caps" fo:letter-spacing="0.0034in" fo:font-size="16pt" style:font-size-asian="16pt" style:font-size-complex="16pt"/>
    </style:style>
    <style:style style:name="Titre2Car" style:display-name="Titre 2 Car" style:family="text" style:parent-style-name="Policepardéfaut">
      <style:text-properties fo:font-variant="small-caps" fo:letter-spacing="0.0034in" fo:font-size="14pt" style:font-size-asian="14pt" style:font-size-complex="14pt"/>
    </style:style>
    <style:style style:name="Titre3Car" style:display-name="Titre 3 Car" style:family="text" style:parent-style-name="Policepardéfaut">
      <style:text-properties fo:font-variant="small-caps" fo:letter-spacing="0.0034in" fo:font-size="12pt" style:font-size-asian="12pt" style:font-size-complex="12pt"/>
    </style:style>
    <style:style style:name="Titre4Car" style:display-name="Titre 4 Car" style:family="text" style:parent-style-name="Policepardéfaut">
      <style:text-properties fo:font-style="italic" style:font-style-asian="italic" style:font-style-complex="italic" fo:font-variant="small-caps" fo:letter-spacing="0.0069in" fo:font-size="11pt" style:font-size-asian="11pt" style:font-size-complex="11pt"/>
    </style:style>
    <style:style style:name="Titre5Car" style:display-name="Titre 5 Car" style:family="text" style:parent-style-name="Policepardéfaut">
      <style:text-properties fo:font-variant="small-caps" fo:color="#538135" fo:letter-spacing="0.0069in" fo:font-size="11pt" style:font-size-asian="11pt" style:font-size-complex="11pt"/>
    </style:style>
    <style:style style:name="Titre6Car" style:display-name="Titre 6 Car" style:family="text" style:parent-style-name="Policepardéfaut">
      <style:text-properties fo:font-variant="small-caps" fo:color="#70AD47" fo:letter-spacing="0.0034in" fo:font-size="11pt" style:font-size-asian="11pt" style:font-size-complex="11pt"/>
    </style:style>
    <style:style style:name="Titre7Car" style:display-name="Titre 7 Car" style:family="text" style:parent-style-name="Policepardéfaut">
      <style:text-properties fo:font-weight="bold" style:font-weight-asian="bold" style:font-weight-complex="bold" fo:font-variant="small-caps" fo:color="#70AD47" fo:letter-spacing="0.0069in"/>
    </style:style>
    <style:style style:name="Titre8Car" style:display-name="Titre 8 Car" style:family="text" style:parent-style-name="Policepardéfaut">
      <style:text-properties fo:font-weight="bold" style:font-weight-asian="bold" style:font-weight-complex="bold" fo:font-style="italic" style:font-style-asian="italic" style:font-style-complex="italic" fo:font-variant="small-caps" fo:color="#538135"/>
    </style:style>
    <style:style style:name="Titre9Car" style:display-name="Titre 9 Car" style:family="text" style:parent-style-name="Policepardéfaut">
      <style:text-properties fo:font-weight="bold" style:font-weight-asian="bold" style:font-weight-complex="bold" fo:font-style="italic" style:font-style-asian="italic" style:font-style-complex="italic" fo:font-variant="small-caps" fo:color="#385623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text-align="end" fo:margin-bottom="0.5in" fo:line-height="100%"/>
      <style:text-properties style:font-name="Calibri Light" style:font-name-asian="Times New Roman" style:font-name-complex="Times New Roman" fo:hyphenate="fals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/>
    </style:style>
    <style:style style:name="Élevé" style:display-name="Élevé" style:family="text">
      <style:text-properties fo:font-weight="bold" style:font-weight-asian="bold" style:font-weight-complex="bold" fo:color="#70AD47"/>
    </style:style>
    <style:style style:name="Accentuation" style:display-name="Accentuation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/>
    </style:style>
    <style:style style:name="Citationintense" style:display-name="Citation intense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margin-top="0.0972in" fo:margin-bottom="0.0972in" fo:margin-left="1in" fo:margin-right="1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Emphasepâle" style:display-name="Emphase pâle" style:family="text">
      <style:text-properties fo:font-style="italic" style:font-style-asian="italic" style:font-style-complex="italic"/>
    </style:style>
    <style:style style:name="Emphaseintense" style:display-name="Emphase intense" style:family="text">
      <style:text-properties fo:font-weight="bold" style:font-weight-asian="bold" style:font-weight-complex="bold" fo:font-style="italic" style:font-style-asian="italic" style:font-style-complex="italic" fo:color="#70AD47" fo:letter-spacing="0.0069in"/>
    </style:style>
    <style:style style:name="Référencepâle" style:display-name="Référence pâle" style:family="text">
      <style:text-properties fo:font-weight="bold" style:font-weight-asian="bold" style:font-weight-complex="bold"/>
    </style:style>
    <style:style style:name="Référenceintense" style:display-name="Référence intens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/>
    </style:style>
    <style:style style:name="Titredulivre" style:display-name="Titre du livre" style:family="text">
      <style:text-properties style:font-name="Calibri Light" style:font-name-asian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En-têtedetabledesmatières" style:display-name="En-tête de table des matières" style:family="paragraph" style:parent-style-name="Titre1" style:next-style-name="Normal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ys</meta:initial-creator>
    <dc:creator>Leys</dc:creator>
    <meta:creation-date>2016-02-11T10:27:00Z</meta:creation-date>
    <dc:date>2016-02-11T10:27:00Z</dc:date>
    <meta:template xlink:href="Normal" xlink:type="simple"/>
    <meta:editing-cycles>2</meta:editing-cycles>
    <meta:editing-duration>PT420S</meta:editing-duration>
    <meta:document-statistic meta:page-count="2" meta:paragraph-count="2" meta:word-count="158" meta:character-count="1026" meta:row-count="7" meta:non-whitespace-character-count="870"/>
  </office:meta>
</office:document-meta>
</file>